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3.64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2-C" table:style-name="ta1">
        <table:shapes>
          <draw:frame draw:z-index="0" draw:style-name="gr1" draw:text-style-name="P1" svg:width="453.51pt" svg:height="255.09pt" svg:x="376.3pt" svg:y="14.88pt">
            <loext:p/>
            <draw:object draw:notify-on-update-of-ranges="'Task2-C'.A1:'Task2-C'.A1 'Task2-C'.A2:'Task2-C'.A7 'Task2-C'.B1:'Task2-C'.B1 'Task2-C'.B2:'Task2-C'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llel barrier [n]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800963" calcext:value-type="float">
            <text:p>33.8009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617184" calcext:value-type="float">
            <text:p>15.617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.1513" calcext:value-type="float">
            <text:p>16.15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.092239" calcext:value-type="float">
            <text:p>16.0922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.061682" calcext:value-type="float">
            <text:p>16.0616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.097379" calcext:value-type="float">
            <text:p>16.097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23:36:39.288544237</dc:date>
    <meta:editing-duration>PT5M6S</meta:editing-duration>
    <meta:editing-cycles>1</meta:editing-cycles>
    <meta:document-statistic meta:table-count="1" meta:cell-count="14" meta:object-count="1"/>
    <meta:generator>LibreOffice/5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Time/Final clause barrier dependency</text:p>
        </chart:title>
        <chart:legend chart:legend-position="end" svg:x="13.975cm" svg:y="4.201cm" style:legend-expansion="high" chart:style-name="ch3"/>
        <chart:plot-area chart:style-name="ch4" table:cell-range-address="'Task2-C'.A1:'Task2-C'.B7" chart:data-source-has-labels="both" svg:x="1.331cm" svg:y="1.275cm" svg:width="12.324cm" svg:height="6.564cm">
          <chartooo:coordinate-region svg:x="1.952cm" svg:y="1.474cm" svg:width="11.054cm" svg:height="5.718cm"/>
          <chart:axis chart:dimension="x" chart:name="primary-x" chart:style-name="ch5" chartooo:axis-type="auto">
            <chartooo:date-scale/>
            <chart:title svg:x="6.153cm" svg:y="8.019cm" chart:style-name="ch6">
              <text:p>Parallel barrier [n]</text:p>
            </chart:title>
            <chart:categories table:cell-range-address="'Task2-C'.A2:'Task2-C'.A7"/>
            <chart:grid chart:style-name="ch7" chart:class="major"/>
          </chart:axis>
          <chart:axis chart:dimension="y" chart:name="primary-y" chart:style-name="ch5">
            <chart:title svg:x="0.451cm" svg:y="5.17cm" chart:style-name="ch8">
              <text:p>Time [s]</text:p>
            </chart:title>
            <chart:grid chart:style-name="ch7" chart:class="major"/>
          </chart:axis>
          <chart:series chart:style-name="ch9" chart:values-cell-range-address="'Task2-C'.B2:'Task2-C'.B7" chart:label-cell-address="'Task2-C'.B1:'Task2-C'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s]</text:p>
                <draw:g>
                  <svg:desc>'Task2-C'.B1:'Task2-C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ask2-C'.A2:'Task2-C'.A7</svg:desc>
                </draw:g>
              </table:table-cell>
              <table:table-cell office:value-type="float" office:value="33.800963">
                <text:p>33.800963</text:p>
                <draw:g>
                  <svg:desc>'Task2-C'.B2:'Task2-C'.B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.617184">
                <text:p>15.617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.1513">
                <text:p>16.15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.092239">
                <text:p>16.09223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.061682">
                <text:p>16.0616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.097379">
                <text:p>16.097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